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0377860308212218" calcext:value-type="float">
            <text:p>0.0377860308</text:p>
          </table:table-cell>
          <table:table-cell table:formula="of:=EXP([.C2]*[.B2]) - 2*(1+[.A2])*[.C2]^2*[.B2]^2/3.14159^2 - 2*(1+[.A2])+1" office:value-type="float" office:value="0.00000000252264453770579" calcext:value-type="float">
            <text:p>2.52264453770579E-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0597595328050807" calcext:value-type="float">
            <text:p>0.0597595328</text:p>
          </table:table-cell>
          <table:table-cell table:formula="of:=EXP([.C3]*[.B3]) - 2*(1+[.A3])*[.C3]^2*[.B3]^2/3.14159^2 - 2*(1+[.A3])+1" office:value-type="float" office:value="0.00000000382566733847511" calcext:value-type="float">
            <text:p>3.82566733847511E-0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0731870641285628" calcext:value-type="float">
            <text:p>0.0731870641</text:p>
          </table:table-cell>
          <table:table-cell table:formula="of:=EXP([.C4]*[.B4]) - 2*(1+[.A4])*[.C4]^2*[.B4]^2/3.14159^2 - 2*(1+[.A4])+1" office:value-type="float" office:value="0.00000000110049258594813" calcext:value-type="float">
            <text:p>1.10049258594813E-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0815989609132597" calcext:value-type="float">
            <text:p>0.0815989609</text:p>
          </table:table-cell>
          <table:table-cell table:formula="of:=EXP([.C5]*[.B5]) - 2*(1+[.A5])*[.C5]^2*[.B5]^2/3.14159^2 - 2*(1+[.A5])+1" office:value-type="float" office:value="0.000000916180250776222" calcext:value-type="float">
            <text:p>9.16180250776222E-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0.0868916042766586" calcext:value-type="float">
            <text:p>0.0868916043</text:p>
          </table:table-cell>
          <table:table-cell table:formula="of:=EXP([.C6]*[.B6]) - 2*(1+[.A6])*[.C6]^2*[.B6]^2/3.14159^2 - 2*(1+[.A6])+1" office:value-type="float" office:value="0.0000000563889006599538" calcext:value-type="float">
            <text:p>5.63889006599538E-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0.0901609544833366" calcext:value-type="float">
            <text:p>0.0901609545</text:p>
          </table:table-cell>
          <table:table-cell table:formula="of:=EXP([.C7]*[.B7]) - 2*(1+[.A7])*[.C7]^2*[.B7]^2/3.14159^2 - 2*(1+[.A7])+1" office:value-type="float" office:value="0.000000000619890805353407" calcext:value-type="float">
            <text:p>6.19890805353407E-1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0.0920757607648646" calcext:value-type="float">
            <text:p>0.0920757608</text:p>
          </table:table-cell>
          <table:table-cell table:formula="of:=EXP([.C8]*[.B8]) - 2*(1+[.A8])*[.C8]^2*[.B8]^2/3.14159^2 - 2*(1+[.A8])+1" office:value-type="float" office:value="0.00000000169620895107414" calcext:value-type="float">
            <text:p>1.69620895107414E-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0930621238496752" calcext:value-type="float">
            <text:p>0.0930621238</text:p>
          </table:table-cell>
          <table:table-cell table:formula="of:=EXP([.C9]*[.B9]) - 2*(1+[.A9])*[.C9]^2*[.B9]^2/3.14159^2 - 2*(1+[.A9])+1" office:value-type="float" office:value="0.0000000343890813603309" calcext:value-type="float">
            <text:p>3.43890813603309E-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0.0934009768966373" calcext:value-type="float">
            <text:p>0.0934009769</text:p>
          </table:table-cell>
          <table:table-cell table:formula="of:=EXP([.C10]*[.B10]) - 2*(1+[.A10])*[.C10]^2*[.B10]^2/3.14159^2 - 2*(1+[.A10])+1" office:value-type="float" office:value="0.000000190939637878529" calcext:value-type="float">
            <text:p>1.9093963787852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32827515018905" calcext:value-type="float">
            <text:p>0.0932827515</text:p>
          </table:table-cell>
          <table:table-cell table:formula="of:=EXP([.C11]*[.B11]) - 2*(1+[.A11])*[.C11]^2*[.B11]^2/3.14159^2 - 2*(1+[.A11])+1" office:value-type="float" office:value="0.0000000236979706969009" calcext:value-type="float">
            <text:p>2.36979706969009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0.013495014392979" calcext:value-type="float">
            <text:p>0.0134950144</text:p>
          </table:table-cell>
          <table:table-cell table:formula="of:=EXP([.C12]*[.B12]) - 2*(1+[.A12])*[.C12]^2*[.B12]^2/3.14159^2 - 2*(1+[.A12])+1" office:value-type="float" office:value="0.0000000557824453295552" calcext:value-type="float">
            <text:p>5.57824453295552E-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0275813226815332" calcext:value-type="float">
            <text:p>0.0275813227</text:p>
          </table:table-cell>
          <table:table-cell table:formula="of:=EXP([.C13]*[.B13]) - 2*(1+[.A13])*[.C13]^2*[.B13]^2/3.14159^2 - 2*(1+[.A13])+1" office:value-type="float" office:value="0.00000000134891631198286" calcext:value-type="float">
            <text:p>1.34891631198286E-0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0426924668672421" calcext:value-type="float">
            <text:p>0.0426924669</text:p>
          </table:table-cell>
          <table:table-cell table:formula="of:=EXP([.C14]*[.B14]) - 2*(1+[.A14])*[.C14]^2*[.B14]^2/3.14159^2 - 2*(1+[.A14])+1" office:value-type="float" office:value="0.000000215890604504665" calcext:value-type="float">
            <text:p>2.15890604504665E-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0593446452397967" calcext:value-type="float">
            <text:p>0.0593446452</text:p>
          </table:table-cell>
          <table:table-cell table:formula="of:=EXP([.C15]*[.B15]) - 2*(1+[.A15])*[.C15]^2*[.B15]^2/3.14159^2 - 2*(1+[.A15])+1" office:value-type="float" office:value="0.00000000189849380660689" calcext:value-type="float">
            <text:p>1.89849380660689E-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0782024427138282" calcext:value-type="float">
            <text:p>0.0782024427</text:p>
          </table:table-cell>
          <table:table-cell table:formula="of:=EXP([.C16]*[.B16]) - 2*(1+[.A16])*[.C16]^2*[.B16]^2/3.14159^2 - 2*(1+[.A16])+1" office:value-type="float" office:value="0.0000000369721560034009" calcext:value-type="float">
            <text:p>0.0000000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0.100178838170066" calcext:value-type="float">
            <text:p>0.1001788382</text:p>
          </table:table-cell>
          <table:table-cell table:formula="of:=EXP([.C17]*[.B17]) - 2*(1+[.A17])*[.C17]^2*[.B17]^2/3.14159^2 - 2*(1+[.A17])+1" office:value-type="float" office:value="-0.0000000018279000535415" calcext:value-type="float">
            <text:p>-1.8279000535415E-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0.126604175410716" calcext:value-type="float">
            <text:p>0.1266041754</text:p>
          </table:table-cell>
          <table:table-cell table:formula="of:=EXP([.C18]*[.B18]) - 2*(1+[.A18])*[.C18]^2*[.B18]^2/3.14159^2 - 2*(1+[.A18])+1" office:value-type="float" office:value="0.0000000733782856698895" calcext:value-type="float">
            <text:p>7.33782856698895E-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0.159535066545368" calcext:value-type="float">
            <text:p>0.1595350665</text:p>
          </table:table-cell>
          <table:table-cell table:formula="of:=EXP([.C19]*[.B19]) - 2*(1+[.A19])*[.C19]^2*[.B19]^2/3.14159^2 - 2*(1+[.A19])+1" office:value-type="float" office:value="-0.0000000112631823867559" calcext:value-type="float">
            <text:p>-1.12631823867559E-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0.202368770167519" calcext:value-type="float">
            <text:p>0.2023687702</text:p>
          </table:table-cell>
          <table:table-cell table:formula="of:=EXP([.C20]*[.B20]) - 2*(1+[.A20])*[.C20]^2*[.B20]^2/3.14159^2 - 2*(1+[.A20])+1" office:value-type="float" office:value="-0.000000000390856236265336" calcext:value-type="float">
            <text:p>-3.90856236265336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61191688555257" calcext:value-type="float">
            <text:p>0.2611916886</text:p>
          </table:table-cell>
          <table:table-cell table:formula="of:=EXP([.C21]*[.B21]) - 2*(1+[.A21])*[.C21]^2*[.B21]^2/3.14159^2 - 2*(1+[.A21])+1" office:value-type="float" office:value="-0.000000182307651641622" calcext:value-type="float">
            <text:p>-1.8230765164162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10:01.684471666</meta:creation-date>
    <dc:date>2018-05-30T10:20:38.415127735</dc:date>
    <meta:editing-duration>PT10M36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